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71.97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53mm"/>
    </style:style>
    <style:style style:name="co14" style:family="table-column">
      <style:table-column-properties fo:break-before="auto" style:column-width="61.89mm"/>
    </style:style>
    <style:style style:name="co15" style:family="table-column">
      <style:table-column-properties fo:break-before="auto" style:column-width="73.34mm"/>
    </style:style>
    <style:style style:name="co16" style:family="table-column">
      <style:table-column-properties fo:break-before="auto" style:column-width="9.53mm"/>
    </style:style>
    <style:style style:name="co17" style:family="table-column">
      <style:table-column-properties fo:break-before="auto" style:column-width="60.73mm"/>
    </style:style>
    <style:style style:name="co18" style:family="table-column">
      <style:table-column-properties fo:break-before="auto" style:column-width="110.65mm"/>
    </style:style>
    <style:style style:name="co19" style:family="table-column">
      <style:table-column-properties fo:break-before="auto" style:column-width="19.88mm"/>
    </style:style>
    <style:style style:name="co20" style:family="table-column">
      <style:table-column-properties fo:break-before="auto" style:column-width="28.31mm"/>
    </style:style>
    <style:style style:name="co21" style:family="table-column">
      <style:table-column-properties fo:break-before="auto" style:column-width="37.94mm"/>
    </style:style>
    <style:style style:name="co22" style:family="table-column">
      <style:table-column-properties fo:break-before="auto" style:column-width="61.35mm"/>
    </style:style>
    <style:style style:name="co23" style:family="table-column">
      <style:table-column-properties fo:break-before="auto" style:column-width="7.97mm"/>
    </style:style>
    <style:style style:name="co24" style:family="table-column">
      <style:table-column-properties fo:break-before="auto" style:column-width="34.11mm"/>
    </style:style>
    <style:style style:name="co25" style:family="table-column">
      <style:table-column-properties fo:break-before="auto" style:column-width="37.39mm"/>
    </style:style>
    <style:style style:name="co26" style:family="table-column">
      <style:table-column-properties fo:break-before="auto" style:column-width="68.44mm"/>
    </style:style>
    <style:style style:name="co27" style:family="table-column">
      <style:table-column-properties fo:break-before="auto" style:column-width="26.76mm"/>
    </style:style>
    <style:style style:name="co28" style:family="table-column">
      <style:table-column-properties fo:break-before="auto" style:column-width="56.73mm"/>
    </style:style>
    <style:style style:name="co29" style:family="table-column">
      <style:table-column-properties fo:break-before="auto" style:column-width="71.7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eratyna i inne sub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Łuski keratynowe</text:p>
          </table:table-cell>
          <table:table-cell office:value-type="string" calcext:value-type="string">
            <text:p>Łuski keratynowe – 30 sztu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.32" calcext:value-type="float">
            <text:p>20,32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aśmy rebondingowe Beauty for You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32.51" calcext:value-type="float">
            <text:p>32,51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aśmy rebondingowe Balm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.67" calcext:value-type="float">
            <text:p>66,67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Łuski keratynowe Micro Plusbonds Balm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.95" calcext:value-type="float">
            <text:p>34,95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Keratyna twarda</text:p>
          </table:table-cell>
          <table:table-cell office:value-type="string" calcext:value-type="string">
            <text:p>Keratyna twarda 10g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19.99" calcext:value-type="float">
            <text:p>19,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erawax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99.99" calcext:value-type="float">
            <text:p>99,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</table:table>
      <table:table table:name="Szczotki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1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ła czarna szczotka Beauty for You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6.25" calcext:value-type="float">
            <text:p>16,25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artacz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61.79" calcext:value-type="float">
            <text:p>161,7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zczotka prostująca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61.79" calcext:value-type="float">
            <text:p>161,7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zebień ze szpikulcem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aserowa szczotka do włosó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zczotka owalna Balma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6.1" calcext:value-type="float">
            <text:p>56,1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Szczotka owalna Balmain</text:p>
          </table:table-cell>
          <table:table-cell office:value-type="string" calcext:value-type="string">
            <text:p>Szczotka owalna Balmain – bez opakowani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6.1" calcext:value-type="float">
            <text:p>56,1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Szczotka Great Lenghts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115.64" calcext:value-type="float">
            <text:p>115,64</text:p>
          </table:table-cell>
          <table:table-cell table:style-name="Default"/>
          <table:table-cell table:number-columns-repeated="5"/>
          <table:table-cell office:value-type="string" calcext:value-type="string">
            <text:p>akcesoria</text:p>
          </table:table-cell>
        </table:table-row>
      </table:table>
      <table:table table:name="cążki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2" table:default-cell-style-name="ce1"/>
        <table:table-column table:style-name="co5" table:default-cell-style-name="ce1"/>
        <table:table-column table:style-name="co6" table:default-cell-style-name="ce1"/>
        <table:table-column table:style-name="co20" table:default-cell-style-name="ce1"/>
        <table:table-column table:style-name="co1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ążki gumowe do formowania kerawaxu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8.78" calcext:value-type="float">
            <text:p>48,78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ążki metalowe do formowania kerawaxu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21.95" calcext:value-type="float">
            <text:p>121,95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ążki do obcinania końcówek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Cążki do zaciskania mikroringów i tulejek</text:p>
          </table:table-cell>
          <table:table-cell office:value-type="string" calcext:value-type="string">
            <text:p>Cążki do zaciskania mikroringów i tulejek – żółto, niebieski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Cążki do przedłużania włosów</text:p>
          </table:table-cell>
          <table:table-cell office:value-type="string" calcext:value-type="string">
            <text:p>Cążki do przedłużania włosów – pomarańczowo, niebieski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.99" calcext:value-type="float">
            <text:p>19,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Cążki do zaciskania i otwierania mikroringów</text:p>
          </table:table-cell>
          <table:table-cell office:value-type="string" calcext:value-type="string">
            <text:p>Cążki do zaciskania i otwierania mikroringów – czerwono, niebieskie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4.99" calcext:value-type="float">
            <text:p>14,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ążki gumowe do formowania keratyny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8.78" calcext:value-type="float">
            <text:p>48,78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ążki metalowe do formowania keratyny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1.95" calcext:value-type="float">
            <text:p>121,95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ążki do zakładania i ściągania tuleje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ążki do zakładania ringów, tulejek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6.25" calcext:value-type="float">
            <text:p>16,25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Cążki Balma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0" calcext:value-type="float">
            <text:p>110</text:p>
          </table:table-cell>
          <table:table-cell table:style-name="Default"/>
          <table:table-cell table:number-columns-repeated="5"/>
          <table:table-cell office:value-type="string" calcext:value-type="string">
            <text:p>akcesoria</text:p>
          </table:table-cell>
        </table:table-row>
      </table:table>
      <table:table table:name="tulejki" table:style-name="ta1">
        <table:table-column table:style-name="co1" table:default-cell-style-name="Default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jasny blo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jas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beżowy blo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beżow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ciemny blo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ciem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ciemny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bardzo ciemny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bardzo 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Tulejki proste </text:p>
          </table:table-cell>
          <table:table-cell office:value-type="string" calcext:value-type="string">
            <text:p>Tulejki proste czarn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czarne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Tulejki termokurczliwe</text:p>
          </table:table-cell>
          <table:table-cell office:value-type="string" calcext:value-type="string">
            <text:p>Tulejki termokurczliwe czarn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.12" calcext:value-type="float">
            <text:p>8,12</text:p>
          </table:table-cell>
          <table:table-cell table:number-columns-repeated="5"/>
          <table:table-cell office:value-type="string" calcext:value-type="string">
            <text:p>czarne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Tulejki termokurczliwe</text:p>
          </table:table-cell>
          <table:table-cell office:value-type="string" calcext:value-type="string">
            <text:p>Tulejki termokurczliwe przezroczyst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.12" calcext:value-type="float">
            <text:p>8,12</text:p>
          </table:table-cell>
          <table:table-cell table:number-columns-repeated="5"/>
          <table:table-cell office:value-type="string" calcext:value-type="string">
            <text:p>przezroczyste</text:p>
          </table:table-cell>
          <table:table-cell office:value-type="string" calcext:value-type="string">
            <text:p>akcesoria</text:p>
          </table:table-cell>
        </table:table-row>
      </table:table>
      <table:table table:name="mikroringi" table:style-name="ta1">
        <table:table-column table:style-name="co12" table:default-cell-style-name="Default"/>
        <table:table-column table:style-name="co25" table:default-cell-style-name="ce1"/>
        <table:table-column table:style-name="co26" table:default-cell-style-name="ce1"/>
        <table:table-column table:style-name="co12" table:number-columns-repeated="5" table:default-cell-style-name="ce1"/>
        <table:table-column table:style-name="co12" table:number-columns-repeated="4" table:default-cell-style-name="Default"/>
        <table:table-column table:style-name="co27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jasny blo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jas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blo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ciemny blo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ciem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jasny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jas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średni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średni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ciemny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czarn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M, pomarańczow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pomarańczow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jasny blo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jas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blo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ciemny blo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ciem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jasny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jas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średni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średni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ciemny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czarn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silikonem</text:p>
          </table:table-cell>
          <table:table-cell office:value-type="string" calcext:value-type="string">
            <text:p>Mikroringi z silikonem, L, pomarańczow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.99" calcext:value-type="float">
            <text:p>12,99</text:p>
          </table:table-cell>
          <table:table-cell table:number-columns-repeated="5"/>
          <table:table-cell office:value-type="string" calcext:value-type="string">
            <text:p>pomarańczow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Mikroringi z gwintem, M, jasny blo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jas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<text:span text:style-name="T1">Mikroringi z gwintem</text:span>, M, blo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<text:span text:style-name="T1">Mikroringi z gwintem</text:span>, M, ciemny blo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ciem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<text:span text:style-name="T1">Mikroringi z gwintem</text:span>, M, jasny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jas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<text:span text:style-name="T1">Mikroringi z gwintem</text:span>, M, średni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średni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<text:span text:style-name="T1">Mikroringi z gwintem</text:span>, M, ciemny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<text:span text:style-name="T1">Mikroringi z gwintem</text:span>, M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czarn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<text:span text:style-name="T1">Mikroringi z gwintem</text:span>, M, pomarańczow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pomarańczow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<text:span text:style-name="T1">Mikroringi z gwintem</text:span>, L, jasny blo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jas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<text:span text:style-name="T1">Mikroringi z gwintem</text:span>, L, blo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<text:span text:style-name="T1">Mikroringi z gwintem</text:span>, L, ciemny blo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ciemny blond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<text:span text:style-name="T1">Mikroringi z gwintem</text:span>, L, jasny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jas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<text:span text:style-name="T1">Mikroringi z gwintem</text:span>, L, średni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średni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<text:span text:style-name="T1">Mikroringi z gwintem</text:span>, L, ciemny brą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ciemny brąz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<text:span text:style-name="T1">Mikroringi z gwintem</text:span>, L, czarn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czarn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Mikroringi z gwintem</text:p>
          </table:table-cell>
          <table:table-cell office:value-type="string" calcext:value-type="string">
            <text:p><text:span text:style-name="T1">Mikroringi z gwintem</text:span>, L, pomarańczow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  <table:table-cell office:value-type="string" calcext:value-type="string">
            <text:p>pomarańczowy</text:p>
          </table:table-cell>
          <table:table-cell office:value-type="string" calcext:value-type="string">
            <text:p>akcesoria</text:p>
          </table:table-cell>
        </table:table-row>
      </table:table>
      <table:table table:name="Inne" table:style-name="ta1">
        <table:table-column table:style-name="co12" table:default-cell-style-name="Default"/>
        <table:table-column table:style-name="co28" table:default-cell-style-name="ce1"/>
        <table:table-column table:style-name="co29" table:default-cell-style-name="ce1"/>
        <table:table-column table:style-name="co12" table:number-columns-repeated="3" table:default-cell-style-name="ce1"/>
        <table:table-column table:style-name="co30" table:default-cell-style-name="ce1"/>
        <table:table-column table:style-name="co31" table:default-cell-style-name="ce1"/>
        <table:table-column table:style-name="co1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lipsy krokodylki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40.64" calcext:value-type="float">
            <text:p>40,64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łe klipsy metalowe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.22" calcext:value-type="float">
            <text:p>1,22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chwyt do kartaczy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.13" calcext:value-type="float">
            <text:p>8,13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leryna fryzjerska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Separator na włosy</text:p>
          </table:table-cell>
          <table:table-cell office:value-type="string" calcext:value-type="string">
            <text:p>Separator na włosy biały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biały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Separator do przedłużania włosów</text:p>
          </table:table-cell>
          <table:table-cell office:value-type="string" calcext:value-type="string">
            <text:p>Separator do przedłużania włosów niebieski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9.9" calcext:value-type="float">
            <text:p>9,9</text:p>
          </table:table-cell>
          <table:table-cell table:number-columns-repeated="5"/>
          <table:table-cell office:value-type="string" calcext:value-type="string">
            <text:p>niebieski</text:p>
          </table:table-cell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Klipsy do włosów</text:p>
          </table:table-cell>
          <table:table-cell office:value-type="string" calcext:value-type="string">
            <text:p>Klipsy do włosów 4 sztuki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Klipsy do włosów</text:p>
          </table:table-cell>
          <table:table-cell office:value-type="string" calcext:value-type="string">
            <text:p>Klipsy do włosów 6 sztuk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zydełko drewnian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.99" calcext:value-type="float">
            <text:p>6,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zydełko złot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9.99" calcext:value-type="float">
            <text:p>19,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odkładka szablon ochronny</text:p>
          </table:table-cell>
          <table:table-cell office:value-type="float" office:value="3839" calcext:value-type="float">
            <text:p>3839</text:p>
          </table:table-cell>
          <table:table-cell table:number-columns-repeated="2"/>
          <table:table-cell office:value-type="float" office:value="0.81" calcext:value-type="float">
            <text:p>0,81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office:value-type="string" calcext:value-type="string">
            <text:p>Statyw mały</text:p>
          </table:table-cell>
          <table:table-cell office:value-type="string" calcext:value-type="string">
            <text:p>Statyk mały na główki fryzjerskie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9.99" calcext:value-type="float">
            <text:p>19,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łówka treningowa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99.99" calcext:value-type="float">
            <text:p>99,99</text:p>
          </table:table-cell>
          <table:table-cell table:number-columns-repeated="6"/>
          <table:table-cell office:value-type="string" calcext:value-type="string">
            <text:p>akcesor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.00.0000</text:date>, <text:time style:data-style-name="N2" text:time-value="10:22:35.77933874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2T10:23:35.702603204</dc:date>
    <meta:editing-duration>PT8H16M19S</meta:editing-duration>
    <meta:editing-cycles>28</meta:editing-cycles>
    <meta:generator>LibreOffice/6.1.6.3$Linux_X86_64 LibreOffice_project/10$Build-3</meta:generator>
    <meta:print-date>2019-07-17T12:10:45.614315942</meta:print-date>
    <meta:document-statistic meta:table-count="6" meta:cell-count="522" meta:object-count="0"/>
  </office:meta>
</office:document-meta>
</file>